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fo:line-height="200%"/>
    </style:style>
    <style:style style:name="P2" style:family="paragraph" style:parent-style-name="Standard">
      <style:paragraph-properties fo:line-height="200%"/>
      <style:text-properties fo:language="en" fo:country="IE" fo:font-weight="bold" officeooo:paragraph-rsid="00191eba" style:font-weight-asian="bold"/>
    </style:style>
    <style:style style:name="P3" style:family="paragraph" style:parent-style-name="Standard">
      <style:paragraph-properties fo:line-height="200%"/>
      <style:text-properties fo:language="en" fo:country="IE" officeooo:paragraph-rsid="00191eba"/>
    </style:style>
    <style:style style:name="P4" style:family="paragraph" style:parent-style-name="Standard">
      <style:paragraph-properties fo:line-height="200%" fo:text-align="center" style:justify-single-word="false"/>
      <style:text-properties fo:language="en" fo:country="IE" officeooo:paragraph-rsid="00191eba"/>
    </style:style>
    <style:style style:name="P5" style:family="paragraph" style:parent-style-name="Standard">
      <style:paragraph-properties fo:line-height="200%" fo:text-align="justify" style:justify-single-word="false"/>
      <style:text-properties fo:language="en" fo:country="IE" officeooo:paragraph-rsid="00191eba"/>
    </style:style>
    <style:style style:name="P6" style:family="paragraph" style:parent-style-name="Standard">
      <style:paragraph-properties fo:line-height="200%" fo:text-align="end" style:justify-single-word="false"/>
      <style:text-properties fo:language="en" fo:country="IE" officeooo:paragraph-rsid="00191eba"/>
    </style:style>
    <style:style style:name="P7" style:family="paragraph" style:parent-style-name="Standard">
      <style:paragraph-properties fo:line-height="200%" fo:text-align="end" style:justify-single-word="false"/>
      <style:text-properties officeooo:paragraph-rsid="00191eba"/>
    </style:style>
    <style:style style:name="P8" style:family="paragraph" style:parent-style-name="Standard">
      <style:paragraph-properties fo:line-height="200%" fo:text-align="center" style:justify-single-word="false"/>
      <style:text-properties officeooo:paragraph-rsid="00191eba"/>
    </style:style>
    <style:style style:name="P9" style:family="paragraph" style:parent-style-name="Default">
      <style:paragraph-properties fo:line-height="200%"/>
      <style:text-properties style:text-line-through-style="none" style:text-line-through-type="none" fo:font-size="11.5pt" style:text-underline-style="none" style:font-size-asian="11.5pt"/>
    </style:style>
    <style:style style:name="P10" style:family="paragraph" style:parent-style-name="Default">
      <style:paragraph-properties fo:line-height="200%"/>
      <style:text-properties style:text-line-through-style="none" style:text-line-through-type="none" fo:font-size="11.5pt" style:text-underline-style="none" officeooo:rsid="00185fca" style:font-size-asian="11.5pt"/>
    </style:style>
    <style:style style:name="T1" style:family="text">
      <style:text-properties fo:font-size="11.5pt" style:font-size-asian="11.5pt"/>
    </style:style>
    <style:style style:name="T2" style:family="text">
      <style:text-properties fo:font-size="11.5pt" officeooo:rsid="00185fca" style:font-size-asian="11.5pt"/>
    </style:style>
    <style:style style:name="T3" style:family="text">
      <style:text-properties fo:font-size="11.5pt" fo:language="en" fo:country="IE" fo:font-weight="bold" officeooo:rsid="00185fca" style:font-size-asian="11.5pt" style:font-weight-asian="bold"/>
    </style:style>
    <style:style style:name="T4" style:family="text">
      <style:text-properties fo:font-size="11.5pt" fo:language="en" fo:country="IE" officeooo:rsid="00185fca" style:font-size-asian="11.5pt"/>
    </style:style>
    <style:style style:name="T5" style:family="text">
      <style:text-properties style:text-line-through-style="none" style:text-line-through-type="none" fo:font-size="11.5pt" style:text-underline-style="none" style:font-size-asian="11.5pt"/>
    </style:style>
    <style:style style:name="T6" style:family="text">
      <style:text-properties style:text-line-through-style="none" style:text-line-through-type="none" fo:font-size="11.5pt" style:text-underline-style="none" officeooo:rsid="00185fca" style:font-size-asian="11.5pt"/>
    </style:style>
    <style:style style:name="T7" style:family="text">
      <style:text-properties style:text-line-through-style="none" style:text-line-through-type="none" style:text-position="super 58%" fo:font-size="11.5pt" style:text-underline-style="none" officeooo:rsid="00185fca" style:font-size-asian="11.5pt"/>
    </style:style>
    <style:style style:name="T8" style:family="text">
      <style:text-properties fo:font-weight="bold" style:font-weight-asian="bold"/>
    </style:style>
    <style:style style:name="T9" style:family="text">
      <style:text-properties fo:font-weight="bold" officeooo:rsid="00191eba" style:font-weight-asian="bold"/>
    </style:style>
    <style:style style:name="T10" style:family="text">
      <style:text-properties fo:font-weight="bold" style:font-weight-asian="bold" style:font-weight-complex="bold"/>
    </style:style>
    <style:style style:name="T11" style:family="text">
      <style:text-properties fo:font-weight="bold" officeooo:rsid="00191eba" style:font-weight-asian="bold" style:font-weight-complex="bold"/>
    </style:style>
    <style:style style:name="T12" style:family="text">
      <style:text-properties fo:font-weight="bold" officeooo:rsid="00193eea" style:font-weight-asian="bold"/>
    </style:style>
    <style:style style:name="T13" style:family="text">
      <style:text-properties fo:language="en" fo:country="IE"/>
    </style:style>
    <style:style style:name="T14" style:family="text">
      <style:text-properties officeooo:rsid="00191e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3">DT249 BSc in Information Systems and Information Technology</text:span></text:p>
      <text:p text:style-name="P3"/>
      <text:p text:style-name="P4"><text:span text:style-name="T8">DECLARATION OF OWN WORK</text:span>.</text:p>
      <text:p text:style-name="P2"/>
      <text:p text:style-name="P4"><text:span text:style-name="T8">Student Name</text:span><text:span text:style-name="T10"> : </text:span><text:span text:style-name="T11">Keith ÓMuirí</text:span></text:p>
      <text:p text:style-name="P4"/>
      <text:p text:style-name="P4"><text:span text:style-name="T8">Student Number: </text:span><text:span text:style-name="T9">D11124160</text:span></text:p>
      <text:p text:style-name="P3"/>
      <text:p text:style-name="P4"><text:span text:style-name="T8">DECLARATION</text:span></text:p>
      <text:p text:style-name="P2"/>
      <text:p text:style-name="P5"><text:span text:style-name="T8">I</text:span> <text:span text:style-name="T14">Keith ÓMuirí </text:span>hereby confirm that the project I now submit for Honours Project <text:s/>Module. </text:p>
      <text:p text:style-name="P5"><text:span text:style-name="T12">Ti</text:span><text:span text:style-name="T8">tled: </text:span><text:span text:style-name="T12">Dublin Speciality Coffee Finder</text:span></text:p>
      <text:p text:style-name="P5">is my own research work and was written by me following my research as cited therein. <text:s/>The work is new and has not been submitted for any previous award. <text:s/>I also confirm that the slides I use/will use during the presentation that I made/will make are also my own work and are based on the content of my proposal. <text:s/>I further confirm that the work has not been taken from the work of others save and to the extent that such work has been identified, cited and acknowledged within the text of my proposal and presentation.</text:p>
      <text:p text:style-name="P5"/>
      <text:p text:style-name="P3"/>
      <text:p text:style-name="P3"/>
      <text:p text:style-name="P3"/>
      <text:p text:style-name="P6"><text:span text:style-name="T8">Signed</text:span> _________________________________________________________</text:p>
      <text:p text:style-name="P6"/>
      <text:p text:style-name="P7"><text:span text:style-name="T3">Date</text:span><text:span text:style-name="T4"> __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21:13:00</meta:creation-date>
    <dc:title>Evaluation of the potential of using open source GIS software in the engineering consultancy sector in Ireland</dc:title>
    <meta:initial-creator>Nuria Arteaga</meta:initial-creator>
    <dc:subject>MSc in Spatial Information Management</dc:subject>
    <dc:date>2015-12-31T21:26:51.531000000</dc:date>
    <meta:editing-duration>PT1H51M17S</meta:editing-duration>
    <meta:editing-cycles>3</meta:editing-cycles>
    <meta:generator>LibreOffice/4.4.6.3$Windows_x86 LibreOffice_project/e8938fd3328e95dcf59dd64e7facd2c7d67c704d</meta:generator>
    <meta:document-statistic meta:table-count="0" meta:image-count="0" meta:object-count="0" meta:page-count="1" meta:paragraph-count="10" meta:word-count="141" meta:character-count="898" meta:non-whitespace-character-count="762"/>
  </office:meta>
</office:document-meta>
</file>